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9a7a9" officeooo:paragraph-rsid="0009a7a9" style:font-name-complex="Arial" style:language-complex="he" style:country-complex="IL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276bf" officeooo:paragraph-rsid="001276bf" style:font-name-complex="Arial" style:language-complex="he" style:country-complex="IL"/>
    </style:style>
    <style:style style:name="P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09a7a9" officeooo:paragraph-rsid="0009a7a9" style:font-name-complex="Arial"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115a66" officeooo:paragraph-rsid="00115a66" style:font-name-complex="Arial" style:language-complex="he" style:country-complex="IL"/>
    </style:style>
    <style:style style:name="P5" style:family="paragraph" style:parent-style-name="Standard">
      <style:paragraph-properties fo:text-align="end" style:justify-single-word="false" style:writing-mode="rl-tb"/>
      <style:text-properties style:text-underline-style="none" officeooo:rsid="0009a7a9" officeooo:paragraph-rsid="0009a7a9" style:font-name-complex="Arial" style:language-complex="he" style:country-complex="IL"/>
    </style:style>
    <style:style style:name="P6" style:family="paragraph" style:parent-style-name="Standard">
      <style:paragraph-properties fo:text-align="end" style:justify-single-word="false" style:writing-mode="rl-tb"/>
      <style:text-properties style:text-underline-style="none" officeooo:rsid="000cc804" officeooo:paragraph-rsid="000cc804" style:font-name-complex="Arial" style:language-complex="he" style:country-complex="IL"/>
    </style:style>
    <style:style style:name="P7" style:family="paragraph" style:parent-style-name="Standard">
      <style:paragraph-properties fo:text-align="end" style:justify-single-word="false" style:writing-mode="rl-tb"/>
      <style:text-properties style:text-underline-style="none" officeooo:rsid="000d8600" officeooo:paragraph-rsid="000d8600" style:font-name-complex="Arial" style:language-complex="he" style:country-complex="IL"/>
    </style:style>
    <style:style style:name="P8" style:family="paragraph" style:parent-style-name="Standard">
      <style:paragraph-properties fo:text-align="end" style:justify-single-word="false" style:writing-mode="rl-tb"/>
      <style:text-properties style:text-underline-style="none" officeooo:rsid="000d8600" officeooo:paragraph-rsid="00115a66" style:font-name-complex="Arial" style:language-complex="he" style:country-complex="IL"/>
    </style:style>
    <style:style style:name="P9" style:family="paragraph" style:parent-style-name="Standard">
      <style:paragraph-properties fo:text-align="end" style:justify-single-word="false" style:writing-mode="rl-tb"/>
      <style:text-properties style:text-underline-style="none" officeooo:rsid="00158ceb" officeooo:paragraph-rsid="00158ceb" style:font-name-complex="Arial" style:language-complex="he" style:country-complex="IL"/>
    </style:style>
    <style:style style:name="T1" style:family="text">
      <style:text-properties officeooo:rsid="000b1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הפרויקט המטריף של כפיר</text:p>
      <text:p text:style-name="P1"/>
      <text:p text:style-name="P1">מחשב חובות ועודף במקום לשבת במסעדה או בתכנון של טיול או אירוע, ולהתווכח על כסף.</text:p>
      <text:p text:style-name="P1"><text:s/></text:p>
      <text:p text:style-name="P1"/>
      <text:p text:style-name="P1">מכניסים כמה כל אחד משלם וכמה כסף יש לי</text:p>
      <text:p text:style-name="P1"/>
      <text:p text:style-name="P1">פלט:</text:p>
      <text:p text:style-name="P1">האם יש לקבוצה מספיק כסף לשלם</text:p>
      <text:p text:style-name="P2">כמה עודף כל אחד מקבל</text:p>
      <text:p text:style-name="P1">מי חייב למי</text:p>
      <text:p text:style-name="P1">קיזוזים עם חובות קודמים</text:p>
      <text:p text:style-name="P1"/>
      <text:p text:style-name="P7"/>
      <text:p text:style-name="P7"/>
      <text:p text:style-name="P3">משתמש</text:p>
      <text:p text:style-name="P5">כמה <text:span text:style-name="T1">צריך ל</text:span>שלם:</text:p>
      <text:p text:style-name="P5">כמה כסף יש לי:</text:p>
      <text:p text:style-name="P7">טיפ:</text:p>
      <text:p text:style-name="P7"/>
      <text:p text:style-name="P6">פלט:</text:p>
      <text:p text:style-name="P6">אין מספיק כסף לקבוצה / אתה חייב לישראל [סכום כסף] / ישראל חייב לך [סכום כסף] (האם להזכיר לך בהמשך?) / יצא בול! </text:p>
      <text:p text:style-name="P6"/>
      <text:p text:style-name="P7">הצטרפות:</text:p>
      <text:p text:style-name="P7">סריקת ברקוד דרך טלפון / סריקת ברקוד דרך אפליקציה / קישור סמס / קבוצה מראש</text:p>
      <text:p text:style-name="P7"/>
      <text:p text:style-name="P7"/>
      <text:p text:style-name="P4">מנהל</text:p>
      <text:p text:style-name="P8">מנהל הקבוצה מגדיר טיפ באחוזים והטיפ מוצג לכולם</text:p>
      <text:p text:style-name="P9">יכול להסיר ולהוסיף משתתפים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1:54:59.915000000</meta:creation-date>
    <dc:date>2023-09-16T12:39:06.734000000</dc:date>
    <meta:editing-duration>PT16H44M23S</meta:editing-duration>
    <meta:editing-cycles>9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0" meta:word-count="109" meta:character-count="535" meta:non-whitespace-character-count="443"/>
  </office:meta>
</office:document-meta>
</file>